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38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text-align="justify" fo:break-before="auto" fo:line-height="138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P3" style:family="paragraph" style:parent-style-name="Standard">
      <style:paragraph-properties fo:text-align="justify" fo:break-before="auto" fo:line-height="138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T4_21" style:family="text"/>
    <style:style style:name="T4_22" style:family="text">
      <style:text-properties fo:color="#1155cc" style:text-underline-style="solid" style:text-underline-color="font-color"/>
    </style:style>
    <style:style style:name="T4_23" style:family="text"/>
    <style:style style:name="T4_24" style:family="text">
      <style:text-properties fo:color="#1155cc" style:text-underline-style="solid" style:text-underline-color="font-color"/>
    </style:style>
    <style:style style:name="T4_25" style:family="text"/>
    <style:style style:name="T4_26" style:family="text">
      <style:text-properties fo:color="#1155cc" style:text-underline-style="solid" style:text-underline-color="font-color"/>
    </style:style>
    <style:style style:name="T4_27" style:family="text"/>
    <style:style style:name="T4_28" style:family="text">
      <style:text-properties fo:color="#1155cc" style:text-underline-style="solid" style:text-underline-color="font-color"/>
    </style:style>
    <style:style style:name="T4_29" style:family="text"/>
    <style:style style:name="T4_30" style:family="text">
      <style:text-properties fo:color="#1155cc" style:text-underline-style="solid" style:text-underline-color="font-color"/>
    </style:style>
    <style:style style:name="T4_31" style:family="text"/>
    <style:style style:name="T4_32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P7" style:family="paragraph" style:parent-style-name="Standard">
      <style:paragraph-properties fo:text-align="justify" fo:break-before="auto" fo:line-height="115%" style:writing-mode="lr-tb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T8_165" style:family="text"/>
    <style:style style:name="T8_166" style:family="text"/>
    <style:style style:name="T8_167" style:family="text"/>
    <style:style style:name="T8_168" style:family="text"/>
    <style:style style:name="T8_169" style:family="text"/>
    <style:style style:name="T8_170" style:family="text"/>
    <style:style style:name="T8_171" style:family="text"/>
    <style:style style:name="T8_172" style:family="text"/>
    <style:style style:name="T8_173" style:family="text"/>
    <style:style style:name="T8_174" style:family="text"/>
    <style:style style:name="T8_175" style:family="text"/>
    <style:style style:name="T8_176" style:family="text"/>
    <style:style style:name="T8_177" style:family="text"/>
    <style:style style:name="T8_178" style:family="text"/>
    <style:style style:name="T8_179" style:family="text"/>
    <style:style style:name="T8_180" style:family="text"/>
    <style:style style:name="T8_181" style:family="text"/>
    <style:style style:name="T8_182" style:family="text"/>
    <style:style style:name="T8_183" style:family="text"/>
    <style:style style:name="T8_184" style:family="text"/>
    <style:style style:name="T8_185" style:family="text"/>
    <style:style style:name="T8_186" style:family="text"/>
    <style:style style:name="T8_187" style:family="text"/>
    <style:style style:name="T8_188" style:family="text"/>
    <style:style style:name="T8_189" style:family="text"/>
    <style:style style:name="T8_190" style:family="text"/>
    <style:style style:name="T8_191" style:family="text"/>
    <style:style style:name="T8_192" style:family="text"/>
    <style:style style:name="T8_193" style:family="text"/>
    <style:style style:name="T8_194" style:family="text"/>
    <style:style style:name="T8_195" style:family="text"/>
    <style:style style:name="T8_196" style:family="text"/>
    <style:style style:name="T8_197" style:family="text"/>
    <style:style style:name="T8_198" style:family="text"/>
    <style:style style:name="T8_199" style:family="text"/>
    <style:style style:name="T8_200" style:family="text"/>
    <style:style style:name="T8_201" style:family="text"/>
    <style:style style:name="T8_202" style:family="text"/>
    <style:style style:name="T8_203" style:family="text"/>
    <style:style style:name="T8_204" style:family="text"/>
    <style:style style:name="T8_205" style:family="text"/>
    <style:style style:name="T8_206" style:family="text"/>
    <style:style style:name="T8_207" style:family="text"/>
    <style:style style:name="T8_208" style:family="text"/>
    <style:style style:name="T8_209" style:family="text"/>
    <style:style style:name="T8_210" style:family="text"/>
    <style:style style:name="T8_211" style:family="text"/>
    <style:style style:name="T8_212" style:family="text"/>
    <style:style style:name="T8_213" style:family="text"/>
    <style:style style:name="T8_214" style:family="text"/>
    <style:style style:name="T8_215" style:family="text"/>
    <style:style style:name="T8_216" style:family="text"/>
    <style:style style:name="T8_217" style:family="text"/>
    <style:style style:name="T8_218" style:family="text"/>
    <style:style style:name="T8_219" style:family="text"/>
    <style:style style:name="T8_220" style:family="text"/>
    <style:style style:name="T8_221" style:family="text"/>
    <style:style style:name="T8_222" style:family="text"/>
    <style:style style:name="T8_223" style:family="text"/>
    <style:style style:name="T8_224" style:family="text"/>
    <style:style style:name="T8_225" style:family="text"/>
    <style:style style:name="T8_226" style:family="text"/>
    <style:style style:name="T8_227" style:family="text"/>
    <style:style style:name="T8_228" style:family="text"/>
    <style:style style:name="T8_229" style:family="text"/>
    <style:style style:name="T8_230" style:family="text"/>
    <style:style style:name="T8_231" style:family="text"/>
    <style:style style:name="T8_232" style:family="text"/>
    <style:style style:name="T8_233" style:family="text"/>
    <style:style style:name="T8_234" style:family="text"/>
    <style:style style:name="T8_235" style:family="text"/>
    <style:style style:name="T8_236" style:family="text"/>
    <style:style style:name="T8_237" style:family="text"/>
    <style:style style:name="T8_238" style:family="text"/>
    <style:style style:name="P9" style:family="paragraph" style:parent-style-name="Standard">
      <style:paragraph-properties fo:text-align="justify" fo:break-before="auto" fo:line-height="115%" style:writing-mode="lr-tb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T10_189" style:family="text"/>
    <style:style style:name="T10_190" style:family="text"/>
    <style:style style:name="T10_191" style:family="text"/>
    <style:style style:name="T10_192" style:family="text"/>
    <style:style style:name="T10_193" style:family="text"/>
    <style:style style:name="T10_194" style:family="text"/>
    <style:style style:name="T10_195" style:family="text"/>
    <style:style style:name="T10_196" style:family="text"/>
    <style:style style:name="P11" style:family="paragraph" style:parent-style-name="Standard">
      <style:paragraph-properties fo:text-align="justify" fo:break-before="auto" fo:line-height="115%" style:writing-mode="lr-tb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T12_151" style:family="text"/>
    <style:style style:name="T12_152" style:family="text"/>
    <style:style style:name="T12_153" style:family="text"/>
    <style:style style:name="T12_154" style:family="text"/>
    <style:style style:name="T12_155" style:family="text"/>
    <style:style style:name="T12_156" style:family="text"/>
    <style:style style:name="T12_157" style:family="text"/>
    <style:style style:name="T12_158" style:family="text"/>
    <style:style style:name="T12_159" style:family="text"/>
    <style:style style:name="T12_160" style:family="text"/>
    <style:style style:name="T12_161" style:family="text"/>
    <style:style style:name="T12_162" style:family="text"/>
    <style:style style:name="T12_163" style:family="text"/>
    <style:style style:name="T12_164" style:family="text"/>
    <style:style style:name="T12_165" style:family="text"/>
    <style:style style:name="T12_166" style:family="text"/>
    <style:style style:name="T12_167" style:family="text"/>
    <style:style style:name="T12_168" style:family="text"/>
    <style:style style:name="T12_169" style:family="text"/>
    <style:style style:name="T12_170" style:family="text"/>
    <style:style style:name="T12_171" style:family="text"/>
    <style:style style:name="T12_172" style:family="text"/>
    <style:style style:name="T12_173" style:family="text"/>
    <style:style style:name="T12_174" style:family="text"/>
    <style:style style:name="T12_175" style:family="text"/>
    <style:style style:name="T12_176" style:family="text"/>
    <style:style style:name="T12_177" style:family="text"/>
    <style:style style:name="T12_178" style:family="text"/>
    <style:style style:name="T12_179" style:family="text"/>
    <style:style style:name="T12_180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/>
    <style:style style:name="T15_2" style:family="text"/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T17_11" style:family="text"/>
    <style:style style:name="T17_12" style:family="text">
      <style:text-properties fo:color="#1155cc" style:text-underline-style="solid" style:text-underline-color="font-color"/>
    </style:style>
    <style:style style:name="T17_13" style:family="text"/>
    <style:style style:name="T17_14" style:family="text">
      <style:text-properties fo:color="#1155cc" style:text-underline-style="solid" style:text-underline-color="font-color"/>
    </style:style>
    <style:style style:name="T17_15" style:family="text"/>
    <style:style style:name="T17_16" style:family="text">
      <style:text-properties fo:color="#1155cc" style:text-underline-style="solid" style:text-underline-color="font-color"/>
    </style:style>
    <style:style style:name="T17_17" style:family="text"/>
    <style:style style:name="T17_18" style:family="text">
      <style:text-properties fo:color="#1155cc" style:text-underline-style="solid" style:text-underline-color="font-color"/>
    </style:style>
    <style:style style:name="T17_19" style:family="text"/>
    <style:style style:name="T17_20" style:family="text">
      <style:text-properties fo:color="#1155cc" style:text-underline-style="solid" style:text-underline-color="font-color"/>
    </style:style>
    <style:style style:name="T17_21" style:family="text"/>
    <style:style style:name="T17_22" style:family="text">
      <style:text-properties fo:color="#1155cc" style:text-underline-style="solid" style:text-underline-color="font-color"/>
    </style:style>
    <style:style style:name="T17_23" style:family="text"/>
    <style:style style:name="T17_24" style:family="text">
      <style:text-properties fo:color="#1155cc" style:text-underline-style="solid" style:text-underline-color="font-color"/>
    </style:style>
    <style:style style:name="T17_25" style:family="text"/>
    <style:style style:name="T17_26" style:family="text">
      <style:text-properties fo:color="#1155cc" style:text-underline-style="solid" style:text-underline-color="font-color"/>
    </style:style>
    <style:style style:name="T17_27" style:family="text"/>
    <style:style style:name="T17_28" style:family="text">
      <style:text-properties fo:color="#1155cc" style:text-underline-style="solid" style:text-underline-color="font-color"/>
    </style:style>
    <style:style style:name="T17_29" style:family="text"/>
    <style:style style:name="T17_30" style:family="text">
      <style:text-properties fo:color="#1155cc" style:text-underline-style="solid" style:text-underline-color="font-color"/>
    </style:style>
    <style:style style:name="T17_31" style:family="text"/>
    <style:style style:name="T17_32" style:family="text">
      <style:text-properties fo:color="#1155cc" style:text-underline-style="solid" style:text-underline-color="font-color"/>
    </style:style>
    <style:style style:name="T17_33" style:family="text"/>
    <style:style style:name="T17_34" style:family="text">
      <style:text-properties fo:color="#1155cc" style:text-underline-style="solid" style:text-underline-color="font-color"/>
    </style:style>
    <style:style style:name="T17_35" style:family="text"/>
    <style:style style:name="T17_36" style:family="text">
      <style:text-properties fo:color="#1155cc" style:text-underline-style="solid" style:text-underline-color="font-color"/>
    </style:style>
    <style:style style:name="T17_37" style:family="text"/>
    <style:style style:name="T17_38" style:family="text">
      <style:text-properties fo:color="#1155cc" style:text-underline-style="solid" style:text-underline-color="font-color"/>
    </style:style>
    <style:style style:name="T17_39" style:family="text"/>
    <style:style style:name="T17_40" style:family="text">
      <style:text-properties fo:color="#1155cc" style:text-underline-style="solid" style:text-underline-color="font-color"/>
    </style:style>
    <style:style style:name="T17_41" style:family="text"/>
    <style:style style:name="T17_42" style:family="text">
      <style:text-properties fo:color="#1155cc" style:text-underline-style="solid" style:text-underline-color="font-color"/>
    </style:style>
    <style:style style:name="T17_43" style:family="text"/>
    <style:style style:name="T17_44" style:family="text">
      <style:text-properties fo:color="#1155cc" style:text-underline-style="solid" style:text-underline-color="font-color"/>
    </style:style>
    <style:style style:name="T17_45" style:family="text"/>
    <style:style style:name="T17_46" style:family="text">
      <style:text-properties fo:color="#1155cc" style:text-underline-style="solid" style:text-underline-color="font-color"/>
    </style:style>
    <style:style style:name="T17_47" style:family="text"/>
    <style:style style:name="T17_48" style:family="text">
      <style:text-properties fo:color="#1155cc" style:text-underline-style="solid" style:text-underline-color="font-color"/>
    </style:style>
    <style:style style:name="T17_49" style:family="text"/>
    <style:style style:name="T17_50" style:family="text">
      <style:text-properties fo:color="#1155cc" style:text-underline-style="solid" style:text-underline-color="font-color"/>
    </style:style>
    <style:style style:name="T17_51" style:family="text"/>
    <style:style style:name="T17_52" style:family="text">
      <style:text-properties fo:color="#1155cc" style:text-underline-style="solid" style:text-underline-color="font-color"/>
    </style:style>
    <style:style style:name="T17_53" style:family="text"/>
    <style:style style:name="T17_54" style:family="text">
      <style:text-properties fo:color="#1155cc" style:text-underline-style="solid" style:text-underline-color="font-color"/>
    </style:style>
    <style:style style:name="T17_55" style:family="text"/>
    <style:style style:name="T17_56" style:family="text">
      <style:text-properties fo:color="#1155cc" style:text-underline-style="solid" style:text-underline-color="font-color"/>
    </style:style>
    <style:style style:name="T17_57" style:family="text"/>
    <style:style style:name="T17_58" style:family="text">
      <style:text-properties fo:color="#1155cc" style:text-underline-style="solid" style:text-underline-color="font-color"/>
    </style:style>
    <style:style style:name="T17_59" style:family="text"/>
    <style:style style:name="T17_60" style:family="text">
      <style:text-properties fo:color="#1155cc" style:text-underline-style="solid" style:text-underline-color="font-color"/>
    </style:style>
    <style:style style:name="T17_61" style:family="text"/>
    <style:style style:name="T17_62" style:family="text">
      <style:text-properties fo:color="#1155cc" style:text-underline-style="solid" style:text-underline-color="font-color"/>
    </style:style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P18" style:family="paragraph" style:parent-style-name="Standard">
      <style:paragraph-properties fo:text-align="justify" fo:break-before="auto" fo:line-height="115%" style:writing-mode="lr-tb"/>
    </style:style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T19_9" style:family="text"/>
    <style:style style:name="T19_10" style:family="text">
      <style:text-properties fo:color="#1155cc" style:text-underline-style="solid" style:text-underline-color="font-color"/>
    </style:style>
    <style:style style:name="T19_11" style:family="text"/>
    <style:style style:name="T19_12" style:family="text">
      <style:text-properties fo:color="#1155cc" style:text-underline-style="solid" style:text-underline-color="font-color"/>
    </style:style>
    <style:style style:name="T19_13" style:family="text"/>
    <style:style style:name="T19_14" style:family="text">
      <style:text-properties fo:color="#1155cc" style:text-underline-style="solid" style:text-underline-color="font-color"/>
    </style:style>
    <style:style style:name="T19_15" style:family="text"/>
    <style:style style:name="T19_16" style:family="text">
      <style:text-properties fo:color="#1155cc" style:text-underline-style="solid" style:text-underline-color="font-color"/>
    </style:style>
    <style:style style:name="T19_17" style:family="text"/>
    <style:style style:name="T19_18" style:family="text">
      <style:text-properties fo:color="#1155cc" style:text-underline-style="solid" style:text-underline-color="font-color"/>
    </style:style>
    <style:style style:name="T19_19" style:family="text"/>
    <style:style style:name="T19_20" style:family="text">
      <style:text-properties fo:color="#1155cc" style:text-underline-style="solid" style:text-underline-color="font-color"/>
    </style:style>
    <style:style style:name="T19_21" style:family="text"/>
    <style:style style:name="T19_22" style:family="text">
      <style:text-properties fo:color="#1155cc" style:text-underline-style="solid" style:text-underline-color="font-color"/>
    </style:style>
    <style:style style:name="T19_23" style:family="text"/>
    <style:style style:name="T19_24" style:family="text">
      <style:text-properties fo:color="#1155cc" style:text-underline-style="solid" style:text-underline-color="font-color"/>
    </style:style>
    <style:style style:name="T19_25" style:family="text"/>
    <style:style style:name="T19_26" style:family="text">
      <style:text-properties fo:color="#1155cc" style:text-underline-style="solid" style:text-underline-color="font-color"/>
    </style:style>
    <style:style style:name="T19_27" style:family="text"/>
    <style:style style:name="T19_28" style:family="text">
      <style:text-properties fo:color="#1155cc" style:text-underline-style="solid" style:text-underline-color="font-color"/>
    </style:style>
    <style:style style:name="T19_29" style:family="text"/>
    <style:style style:name="T19_30" style:family="text">
      <style:text-properties fo:color="#1155cc" style:text-underline-style="solid" style:text-underline-color="font-color"/>
    </style:style>
    <style:style style:name="T19_31" style:family="text"/>
    <style:style style:name="T19_32" style:family="text">
      <style:text-properties fo:color="#1155cc" style:text-underline-style="solid" style:text-underline-color="font-color"/>
    </style:style>
    <style:style style:name="T19_33" style:family="text"/>
    <style:style style:name="T19_34" style:family="text">
      <style:text-properties fo:color="#1155cc" style:text-underline-style="solid" style:text-underline-color="font-color"/>
    </style:style>
    <style:style style:name="T19_35" style:family="text"/>
    <style:style style:name="T19_36" style:family="text">
      <style:text-properties fo:color="#1155cc" style:text-underline-style="solid" style:text-underline-color="font-color"/>
    </style:style>
    <style:style style:name="T19_37" style:family="text"/>
    <style:style style:name="T19_38" style:family="text">
      <style:text-properties fo:color="#1155cc" style:text-underline-style="solid" style:text-underline-color="font-color"/>
    </style:style>
    <style:style style:name="T19_39" style:family="text"/>
    <style:style style:name="T19_40" style:family="text">
      <style:text-properties fo:color="#1155cc" style:text-underline-style="solid" style:text-underline-color="font-color"/>
    </style:style>
    <style:style style:name="T19_41" style:family="text"/>
    <style:style style:name="T19_42" style:family="text">
      <style:text-properties fo:color="#1155cc" style:text-underline-style="solid" style:text-underline-color="font-color"/>
    </style:style>
    <style:style style:name="T19_43" style:family="text"/>
    <style:style style:name="T19_44" style:family="text">
      <style:text-properties fo:color="#1155cc" style:text-underline-style="solid" style:text-underline-color="font-color"/>
    </style:style>
    <style:style style:name="T19_45" style:family="text"/>
    <style:style style:name="T19_46" style:family="text">
      <style:text-properties fo:color="#1155cc" style:text-underline-style="solid" style:text-underline-color="font-color"/>
    </style:style>
    <style:style style:name="T19_47" style:family="text"/>
    <style:style style:name="T19_48" style:family="text">
      <style:text-properties fo:color="#1155cc" style:text-underline-style="solid" style:text-underline-color="font-color"/>
    </style:style>
    <style:style style:name="T19_49" style:family="text"/>
    <style:style style:name="T19_50" style:family="text">
      <style:text-properties fo:color="#1155cc" style:text-underline-style="solid" style:text-underline-color="font-color"/>
    </style:style>
    <style:style style:name="T19_51" style:family="text"/>
    <style:style style:name="T19_52" style:family="text">
      <style:text-properties fo:color="#1155cc" style:text-underline-style="solid" style:text-underline-color="font-color"/>
    </style:style>
    <style:style style:name="T19_53" style:family="text"/>
    <style:style style:name="T19_54" style:family="text">
      <style:text-properties fo:color="#1155cc" style:text-underline-style="solid" style:text-underline-color="font-color"/>
    </style:style>
    <style:style style:name="T19_55" style:family="text"/>
    <style:style style:name="T19_56" style:family="text">
      <style:text-properties fo:color="#1155cc" style:text-underline-style="solid" style:text-underline-color="font-color"/>
    </style:style>
    <style:style style:name="T19_57" style:family="text"/>
    <style:style style:name="T19_58" style:family="text">
      <style:text-properties fo:color="#1155cc" style:text-underline-style="solid" style:text-underline-color="font-color"/>
    </style:style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P20" style:family="paragraph" style:parent-style-name="Standard">
      <style:paragraph-properties fo:text-align="justify"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Thrown</text:span><text:span text:style-name="T1_2"><text:s/></text:span><text:span text:style-name="T1_3">Abroad</text:span></text:p>
      <text:p text:style-name="P2"><text:span text:style-name="T2_1">[</text:span><text:span text:style-name="T2_2">Z</text:span><text:span text:style-name="T2_3">][</text:span><text:span text:style-name="T2_4">Comedy</text:span><text:span text:style-name="T2_5">][</text:span><text:span text:style-name="T2_6">Slice</text:span><text:span text:style-name="T2_7"><text:s/></text:span><text:span text:style-name="T2_8">of</text:span><text:span text:style-name="T2_9"><text:s/></text:span><text:span text:style-name="T2_10">Life</text:span><text:span text:style-name="T2_11">]</text:span></text:p>
      <text:p text:style-name="P3"><text:span text:style-name="T3_1">Autor</text:span><text:span text:style-name="T3_2">:<text:s/></text:span><text:span text:style-name="T3_3">Niaeruzu</text:span></text:p>
      <text:p text:style-name="P4"><text:span text:style-name="T4_1">Link</text:span><text:span text:style-name="T4_2"><text:s/></text:span><text:span text:style-name="T4_3">do</text:span><text:span text:style-name="T4_4"><text:s/></text:span><text:span text:style-name="T4_5">fanfika</text:span><text:span text:style-name="T4_6">:<text:s/></text:span><text:span text:style-name="T4_7"><text:a xlink:type="simple" xlink:href="https://www.fimfiction.net/story/25149/thrown-abroad"><text:span text:style-name="T4_8">https</text:span></text:a></text:span><text:span text:style-name="T4_9"><text:a xlink:type="simple" xlink:href="https://www.fimfiction.net/story/25149/thrown-abroad"><text:span text:style-name="T4_10">://</text:span></text:a></text:span><text:span text:style-name="T4_11"><text:a xlink:type="simple" xlink:href="https://www.fimfiction.net/story/25149/thrown-abroad"><text:span text:style-name="T4_12">www</text:span></text:a></text:span><text:span text:style-name="T4_13"><text:a xlink:type="simple" xlink:href="https://www.fimfiction.net/story/25149/thrown-abroad"><text:span text:style-name="T4_14">.</text:span></text:a></text:span><text:span text:style-name="T4_15"><text:a xlink:type="simple" xlink:href="https://www.fimfiction.net/story/25149/thrown-abroad"><text:span text:style-name="T4_16">fimfiction</text:span></text:a></text:span><text:span text:style-name="T4_17"><text:a xlink:type="simple" xlink:href="https://www.fimfiction.net/story/25149/thrown-abroad"><text:span text:style-name="T4_18">.</text:span></text:a></text:span><text:span text:style-name="T4_19"><text:a xlink:type="simple" xlink:href="https://www.fimfiction.net/story/25149/thrown-abroad"><text:span text:style-name="T4_20">net</text:span></text:a></text:span><text:span text:style-name="T4_21"><text:a xlink:type="simple" xlink:href="https://www.fimfiction.net/story/25149/thrown-abroad"><text:span text:style-name="T4_22">/</text:span></text:a></text:span><text:span text:style-name="T4_23"><text:a xlink:type="simple" xlink:href="https://www.fimfiction.net/story/25149/thrown-abroad"><text:span text:style-name="T4_24">story</text:span></text:a></text:span><text:span text:style-name="T4_25"><text:a xlink:type="simple" xlink:href="https://www.fimfiction.net/story/25149/thrown-abroad"><text:span text:style-name="T4_26">/25149/</text:span></text:a></text:span><text:span text:style-name="T4_27"><text:a xlink:type="simple" xlink:href="https://www.fimfiction.net/story/25149/thrown-abroad"><text:span text:style-name="T4_28">thrown</text:span></text:a></text:span><text:span text:style-name="T4_29"><text:a xlink:type="simple" xlink:href="https://www.fimfiction.net/story/25149/thrown-abroad"><text:span text:style-name="T4_30">-</text:span></text:a></text:span><text:span text:style-name="T4_31"><text:a xlink:type="simple" xlink:href="https://www.fimfiction.net/story/25149/thrown-abroad"><text:span text:style-name="T4_32">abroad</text:span></text:a></text:span></text:p>
      <text:p text:style-name="P5"/>
      <text:p text:style-name="P6"><text:span text:style-name="T6_1">Thrown</text:span><text:span text:style-name="T6_2"><text:s/></text:span><text:span text:style-name="T6_3">Abroad</text:span><text:span text:style-name="T6_4"><text:s/></text:span><text:span text:style-name="T6_5">to</text:span><text:span text:style-name="T6_6"><text:s/></text:span><text:span text:style-name="T6_7">opowiadanie</text:span><text:span text:style-name="T6_8"><text:s/></text:span><text:span text:style-name="T6_9">o</text:span><text:span text:style-name="T6_10"><text:s/></text:span><text:span text:style-name="T6_11">podmieńcu</text:span><text:span text:style-name="T6_12">,<text:s/></text:span><text:span text:style-name="T6_13">który</text:span><text:span text:style-name="T6_14"><text:s/></text:span><text:span text:style-name="T6_15">został</text:span><text:span text:style-name="T6_16"><text:s/></text:span><text:span text:style-name="T6_17">wygnany</text:span><text:span text:style-name="T6_18"><text:s/></text:span><text:span text:style-name="T6_19">z</text:span><text:span text:style-name="T6_20"><text:s/></text:span><text:span text:style-name="T6_21">roju</text:span><text:span text:style-name="T6_22">,<text:s/></text:span><text:span text:style-name="T6_23">trafił</text:span><text:span text:style-name="T6_24"><text:s/></text:span><text:span text:style-name="T6_25">do</text:span><text:span text:style-name="T6_26"><text:s/></text:span><text:span text:style-name="T6_27">lasu</text:span><text:span text:style-name="T6_28"><text:s/></text:span><text:span text:style-name="T6_29">Everfree</text:span><text:span text:style-name="T6_30"><text:s/>(</text:span><text:span text:style-name="T6_31">a</text:span><text:span text:style-name="T6_32"><text:s/></text:span><text:span text:style-name="T6_33">jakże</text:span><text:span text:style-name="T6_34">)<text:s/></text:span><text:span text:style-name="T6_35">i</text:span><text:span text:style-name="T6_36"><text:s/></text:span><text:span text:style-name="T6_37">później</text:span><text:span text:style-name="T6_38"><text:s/></text:span><text:span text:style-name="T6_39">do</text:span><text:span text:style-name="T6_40"><text:s/></text:span><text:span text:style-name="T6_41">Ponyville</text:span><text:span text:style-name="T6_42"><text:s/>(</text:span><text:span text:style-name="T6_43">a</text:span><text:span text:style-name="T6_44"><text:s/></text:span><text:span text:style-name="T6_45">jakże</text:span><text:span text:style-name="T6_46">!).<text:s/></text:span><text:span text:style-name="T6_47">Główny</text:span><text:span text:style-name="T6_48"><text:s/></text:span><text:span text:style-name="T6_49">bohater</text:span><text:span text:style-name="T6_50"><text:s/></text:span><text:span text:style-name="T6_51">staje</text:span><text:span text:style-name="T6_52"><text:s/></text:span><text:span text:style-name="T6_53">przed</text:span><text:span text:style-name="T6_54"><text:s/></text:span><text:span text:style-name="T6_55">kilkoma</text:span><text:span text:style-name="T6_56"><text:s/></text:span><text:span text:style-name="T6_57">problemami</text:span><text:span text:style-name="T6_58"><text:s/></text:span><text:span text:style-name="T6_59">związanymi</text:span><text:span text:style-name="T6_60"><text:s/></text:span><text:span text:style-name="T6_61">z</text:span><text:span text:style-name="T6_62"><text:s/></text:span><text:span text:style-name="T6_63">faktem</text:span><text:span text:style-name="T6_64"><text:s/></text:span><text:span text:style-name="T6_65">bycia</text:span><text:span text:style-name="T6_66"><text:s/></text:span><text:span text:style-name="T6_67">podmieńcem</text:span><text:span text:style-name="T6_68"><text:s/></text:span><text:span text:style-name="T6_69">wśród</text:span><text:span text:style-name="T6_70"><text:s/></text:span><text:span text:style-name="T6_71">normalnych</text:span><text:span text:style-name="T6_72"><text:s/></text:span><text:span text:style-name="T6_73">kucyków</text:span><text:span text:style-name="T6_74">:<text:s/></text:span><text:span text:style-name="T6_75">po</text:span><text:span text:style-name="T6_76"><text:s/></text:span><text:span text:style-name="T6_77">pierwsze</text:span><text:span text:style-name="T6_78">,<text:s/></text:span><text:span text:style-name="T6_79">nie</text:span><text:span text:style-name="T6_80"><text:s/></text:span><text:span text:style-name="T6_81">może</text:span><text:span text:style-name="T6_82"><text:s/></text:span><text:span text:style-name="T6_83">dać</text:span><text:span text:style-name="T6_84"><text:s/></text:span><text:span text:style-name="T6_85">się</text:span><text:span text:style-name="T6_86"><text:s/></text:span><text:span text:style-name="T6_87">złapać</text:span><text:span text:style-name="T6_88">,<text:s/></text:span><text:span text:style-name="T6_89">po</text:span><text:span text:style-name="T6_90"><text:s/></text:span><text:span text:style-name="T6_91">drugie</text:span><text:span text:style-name="T6_92">,<text:s/></text:span><text:span text:style-name="T6_93">musi</text:span><text:span text:style-name="T6_94"><text:s/></text:span><text:span text:style-name="T6_95">zdobywać</text:span><text:span text:style-name="T6_96"><text:s/></text:span><text:span text:style-name="T6_97">pożywienie</text:span><text:span text:style-name="T6_98"><text:s/></text:span><text:span text:style-name="T6_99">i</text:span><text:span text:style-name="T6_100"><text:s/></text:span><text:span text:style-name="T6_101">po</text:span><text:span text:style-name="T6_102"><text:s/></text:span><text:span text:style-name="T6_103">trzecie</text:span><text:span text:style-name="T6_104">,<text:s/></text:span><text:span text:style-name="T6_105">musi</text:span><text:span text:style-name="T6_106"><text:s/></text:span><text:span text:style-name="T6_107">wpasować</text:span><text:span text:style-name="T6_108"><text:s/></text:span><text:span text:style-name="T6_109">się</text:span><text:span text:style-name="T6_110"><text:s/></text:span><text:span text:style-name="T6_111">w</text:span><text:span text:style-name="T6_112"><text:s/></text:span><text:span text:style-name="T6_113">społeczność</text:span><text:span text:style-name="T6_114"><text:s/></text:span><text:span text:style-name="T6_115">Ponyville</text:span><text:span text:style-name="T6_116">.<text:s/></text:span><text:span text:style-name="T6_117">Aby</text:span><text:span text:style-name="T6_118"><text:s/></text:span><text:span text:style-name="T6_119">nie</text:span><text:span text:style-name="T6_120"><text:s/></text:span><text:span text:style-name="T6_121">było</text:span><text:span text:style-name="T6_122"><text:s/></text:span><text:span text:style-name="T6_123">mu</text:span><text:span text:style-name="T6_124"><text:s/></text:span><text:span text:style-name="T6_125">zbyt</text:span><text:span text:style-name="T6_126"><text:s/></text:span><text:span text:style-name="T6_127">łatwo</text:span><text:span text:style-name="T6_128">,<text:s/></text:span><text:span text:style-name="T6_129">odkrywa</text:span><text:span text:style-name="T6_130">,<text:s/></text:span><text:span text:style-name="T6_131">że</text:span><text:span text:style-name="T6_132"><text:s/></text:span><text:span text:style-name="T6_133">z</text:span><text:span text:style-name="T6_134"><text:s/></text:span><text:span text:style-name="T6_135">pewnych</text:span><text:span text:style-name="T6_136"><text:s/></text:span><text:span text:style-name="T6_137">przyczyn</text:span><text:span text:style-name="T6_138"><text:s/></text:span><text:span text:style-name="T6_139">nie</text:span><text:span text:style-name="T6_140"><text:s/></text:span><text:span text:style-name="T6_141">może</text:span><text:span text:style-name="T6_142"><text:s/></text:span><text:span text:style-name="T6_143">zmieniać</text:span><text:span text:style-name="T6_144"><text:s/></text:span><text:span text:style-name="T6_145">swojej</text:span><text:span text:style-name="T6_146"><text:s/></text:span><text:span text:style-name="T6_147">formy</text:span><text:span text:style-name="T6_148">,<text:s/></text:span><text:span text:style-name="T6_149">a</text:span><text:span text:style-name="T6_150"><text:s/></text:span><text:span text:style-name="T6_151">przed</text:span><text:span text:style-name="T6_152"><text:s/></text:span><text:span text:style-name="T6_153">bezwzględnym</text:span><text:span text:style-name="T6_154"><text:s/></text:span><text:span text:style-name="T6_155">żerowaniem</text:span><text:span text:style-name="T6_156"><text:s/></text:span><text:span text:style-name="T6_157">na</text:span><text:span text:style-name="T6_158"><text:s/></text:span><text:span text:style-name="T6_159">kucykowej</text:span><text:span text:style-name="T6_160"><text:s/></text:span><text:span text:style-name="T6_161">miłości</text:span><text:span text:style-name="T6_162"><text:s/></text:span><text:span text:style-name="T6_163">powstrzymują</text:span><text:span text:style-name="T6_164"><text:s/></text:span><text:span text:style-name="T6_165">go</text:span><text:span text:style-name="T6_166"><text:s/></text:span><text:span text:style-name="T6_167">wyrzuty</text:span><text:span text:style-name="T6_168"><text:s/></text:span><text:span text:style-name="T6_169">sumienia</text:span><text:span text:style-name="T6_170">.</text:span></text:p>
      <text:p text:style-name="P7"/>
      <text:p text:style-name="P8"><text:span text:style-name="T8_1">Opowiadanie</text:span><text:span text:style-name="T8_2"><text:s/></text:span><text:span text:style-name="T8_3">jest</text:span><text:span text:style-name="T8_4"><text:s/></text:span><text:span text:style-name="T8_5">typowym</text:span><text:span text:style-name="T8_6"><text:s/></text:span><text:span text:style-name="T8_7">Slice</text:span><text:span text:style-name="T8_8"><text:s/></text:span><text:span text:style-name="T8_9">of</text:span><text:span text:style-name="T8_10"><text:s/></text:span><text:span text:style-name="T8_11">Life</text:span><text:span text:style-name="T8_12">,<text:s/></text:span><text:span text:style-name="T8_13">w</text:span><text:span text:style-name="T8_14"><text:s/></text:span><text:span text:style-name="T8_15">którym</text:span><text:span text:style-name="T8_16"><text:s/></text:span><text:span text:style-name="T8_17">nie</text:span><text:span text:style-name="T8_18"><text:s/></text:span><text:span text:style-name="T8_19">uświadczymy</text:span><text:span text:style-name="T8_20"><text:s/></text:span><text:span text:style-name="T8_21">scen</text:span><text:span text:style-name="T8_22"><text:s/></text:span><text:span text:style-name="T8_23">przemocy</text:span><text:span text:style-name="T8_24"><text:s/></text:span><text:span text:style-name="T8_25">ani</text:span><text:span text:style-name="T8_26"><text:s/></text:span><text:span text:style-name="T8_27">zawikłanych</text:span><text:span text:style-name="T8_28"><text:s/></text:span><text:span text:style-name="T8_29">intryg</text:span><text:span text:style-name="T8_30">.<text:s/></text:span><text:span text:style-name="T8_31">Zamiast</text:span><text:span text:style-name="T8_32"><text:s/></text:span><text:span text:style-name="T8_33">tego</text:span><text:span text:style-name="T8_34"><text:s/></text:span><text:span text:style-name="T8_35">czytelnik</text:span><text:span text:style-name="T8_36"><text:s/></text:span><text:span text:style-name="T8_37">może</text:span><text:span text:style-name="T8_38"><text:s/></text:span><text:span text:style-name="T8_39">się</text:span><text:span text:style-name="T8_40"><text:s/></text:span><text:span text:style-name="T8_41">spodziewać</text:span><text:span text:style-name="T8_42"><text:s/></text:span><text:span text:style-name="T8_43">humoru</text:span><text:span text:style-name="T8_44"><text:s/></text:span><text:span text:style-name="T8_45">sytuacyjnego</text:span><text:span text:style-name="T8_46"><text:s/></text:span><text:span text:style-name="T8_47">wynikającego</text:span><text:span text:style-name="T8_48"><text:s/></text:span><text:span text:style-name="T8_49">z</text:span><text:span text:style-name="T8_50"><text:s/></text:span><text:span text:style-name="T8_51">różnic</text:span><text:span text:style-name="T8_52"><text:s/></text:span><text:span text:style-name="T8_53">w</text:span><text:span text:style-name="T8_54"><text:s/></text:span><text:span text:style-name="T8_55">spojrzeniu</text:span><text:span text:style-name="T8_56"><text:s/></text:span><text:span text:style-name="T8_57">na</text:span><text:span text:style-name="T8_58"><text:s/></text:span><text:span text:style-name="T8_59">świat</text:span><text:span text:style-name="T8_60"><text:s/></text:span><text:span text:style-name="T8_61">pomiędzy</text:span><text:span text:style-name="T8_62"><text:s/></text:span><text:span text:style-name="T8_63">zuym</text:span><text:span text:style-name="T8_64"><text:s/></text:span><text:span text:style-name="T8_65">i</text:span><text:span text:style-name="T8_66"><text:s/></text:span><text:span text:style-name="T8_67">mhrocznym</text:span><text:span text:style-name="T8_68"><text:s/></text:span><text:span text:style-name="T8_69">zmiennokształtnym</text:span><text:span text:style-name="T8_70"><text:s/></text:span><text:span text:style-name="T8_71">a</text:span><text:span text:style-name="T8_72"><text:s/></text:span><text:span text:style-name="T8_73">pozostałymi</text:span><text:span text:style-name="T8_74"><text:s/></text:span><text:span text:style-name="T8_75">mieszkańcami</text:span><text:span text:style-name="T8_76"><text:s/></text:span><text:span text:style-name="T8_77">Ponyville</text:span><text:span text:style-name="T8_78">.<text:s/></text:span><text:span text:style-name="T8_79">Kreacja</text:span><text:span text:style-name="T8_80"><text:s/></text:span><text:span text:style-name="T8_81">głównego</text:span><text:span text:style-name="T8_82"><text:s/></text:span><text:span text:style-name="T8_83">bohatera</text:span><text:span text:style-name="T8_84">,<text:s/></text:span><text:span text:style-name="T8_85">Numeru</text:span><text:span text:style-name="T8_86"><text:s/>37<text:s/>(</text:span><text:span text:style-name="T8_87">okazuje</text:span><text:span text:style-name="T8_88"><text:s/></text:span><text:span text:style-name="T8_89">się</text:span><text:span text:style-name="T8_90">,<text:s/></text:span><text:span text:style-name="T8_91">że</text:span><text:span text:style-name="T8_92"><text:s/></text:span><text:span text:style-name="T8_93">podmieńce</text:span><text:span text:style-name="T8_94"><text:s/></text:span><text:span text:style-name="T8_95">nie</text:span><text:span text:style-name="T8_96"><text:s/></text:span><text:span text:style-name="T8_97">mają</text:span><text:span text:style-name="T8_98"><text:s/></text:span><text:span text:style-name="T8_99">nawet</text:span><text:span text:style-name="T8_100"><text:s/></text:span><text:span text:style-name="T8_101">imion</text:span><text:span text:style-name="T8_102">)<text:s/></text:span><text:span text:style-name="T8_103">jest</text:span><text:span text:style-name="T8_104"><text:s/></text:span><text:span text:style-name="T8_105">całkiem</text:span><text:span text:style-name="T8_106"><text:s/></text:span><text:span text:style-name="T8_107">dobra</text:span><text:span text:style-name="T8_108">.<text:s/></text:span><text:span text:style-name="T8_109">Postać</text:span><text:span text:style-name="T8_110"><text:s/></text:span><text:span text:style-name="T8_111">jest</text:span><text:span text:style-name="T8_112"><text:s/></text:span><text:span text:style-name="T8_113">zabawna</text:span><text:span text:style-name="T8_114">,<text:s/></text:span><text:span text:style-name="T8_115">ale</text:span><text:span text:style-name="T8_116"><text:s/></text:span><text:span text:style-name="T8_117">nie</text:span><text:span text:style-name="T8_118"><text:s/></text:span><text:span text:style-name="T8_119">kuriozalna</text:span><text:span text:style-name="T8_120">,<text:s/></text:span><text:span text:style-name="T8_121">a</text:span><text:span text:style-name="T8_122"><text:s/></text:span><text:span text:style-name="T8_123">przy</text:span><text:span text:style-name="T8_124"><text:s/></text:span><text:span text:style-name="T8_125">tym</text:span><text:span text:style-name="T8_126"><text:s/></text:span><text:span text:style-name="T8_127">wiarygodna</text:span><text:span text:style-name="T8_128">.<text:s/></text:span><text:span text:style-name="T8_129">Zadbano</text:span><text:span text:style-name="T8_130"><text:s/></text:span><text:span text:style-name="T8_131">również</text:span><text:span text:style-name="T8_132"><text:s/></text:span><text:span text:style-name="T8_133">o</text:span><text:span text:style-name="T8_134"><text:s/></text:span><text:span text:style-name="T8_135">to</text:span><text:span text:style-name="T8_136">,<text:s/></text:span><text:span text:style-name="T8_137">aby</text:span><text:span text:style-name="T8_138"><text:s/></text:span><text:span text:style-name="T8_139">jego</text:span><text:span text:style-name="T8_140"><text:s/></text:span><text:span text:style-name="T8_141">zdolność</text:span><text:span text:style-name="T8_142"><text:s/></text:span><text:span text:style-name="T8_143">zmieniania</text:span><text:span text:style-name="T8_144"><text:s/></text:span><text:span text:style-name="T8_145">kształtu</text:span><text:span text:style-name="T8_146"><text:s/></text:span><text:span text:style-name="T8_147">nie</text:span><text:span text:style-name="T8_148"><text:s/></text:span><text:span text:style-name="T8_149">dawała</text:span><text:span text:style-name="T8_150"><text:s/></text:span><text:span text:style-name="T8_151">mu</text:span><text:span text:style-name="T8_152"><text:s/></text:span><text:span text:style-name="T8_153">zbyt</text:span><text:span text:style-name="T8_154"><text:s/></text:span><text:span text:style-name="T8_155">dużych</text:span><text:span text:style-name="T8_156"><text:s/></text:span><text:span text:style-name="T8_157">możliwości</text:span><text:span text:style-name="T8_158">,<text:s/></text:span><text:span text:style-name="T8_159">co</text:span><text:span text:style-name="T8_160"><text:s/></text:span><text:span text:style-name="T8_161">jest</text:span><text:span text:style-name="T8_162"><text:s/></text:span><text:span text:style-name="T8_163">bardzo</text:span><text:span text:style-name="T8_164"><text:s/></text:span><text:span text:style-name="T8_165">pozytywne</text:span><text:span text:style-name="T8_166">.<text:s/></text:span><text:span text:style-name="T8_167">Niestety</text:span><text:span text:style-name="T8_168"><text:s/></text:span><text:span text:style-name="T8_169">nie</text:span><text:span text:style-name="T8_170"><text:s/></text:span><text:span text:style-name="T8_171">można</text:span><text:span text:style-name="T8_172"><text:s/></text:span><text:span text:style-name="T8_173">tego</text:span><text:span text:style-name="T8_174"><text:s/></text:span><text:span text:style-name="T8_175">samego</text:span><text:span text:style-name="T8_176"><text:s/></text:span><text:span text:style-name="T8_177">powiedzieć</text:span><text:span text:style-name="T8_178"><text:s/></text:span><text:span text:style-name="T8_179">o</text:span><text:span text:style-name="T8_180"><text:s/></text:span><text:span text:style-name="T8_181">pozostałych</text:span><text:span text:style-name="T8_182"><text:s/></text:span><text:span text:style-name="T8_183">występujących</text:span><text:span text:style-name="T8_184"><text:s/></text:span><text:span text:style-name="T8_185">w</text:span><text:span text:style-name="T8_186"><text:s/></text:span><text:span text:style-name="T8_187">fanfiku</text:span><text:span text:style-name="T8_188"><text:s/></text:span><text:span text:style-name="T8_189">postaciach</text:span><text:span text:style-name="T8_190">,<text:s/></text:span><text:span text:style-name="T8_191">czyli</text:span><text:span text:style-name="T8_192"><text:s/></text:span><text:span text:style-name="T8_193">o</text:span><text:span text:style-name="T8_194"><text:s/></text:span><text:span text:style-name="T8_195">Mane</text:span><text:span text:style-name="T8_196"><text:s/>6<text:s/></text:span><text:span text:style-name="T8_197">i</text:span><text:span text:style-name="T8_198"><text:s/></text:span><text:span text:style-name="T8_199">CMC</text:span><text:span text:style-name="T8_200">.<text:s/></text:span><text:span text:style-name="T8_201">Są</text:span><text:span text:style-name="T8_202"><text:s/></text:span><text:span text:style-name="T8_203">one</text:span><text:span text:style-name="T8_204"><text:s/></text:span><text:span text:style-name="T8_205">pozbawione</text:span><text:span text:style-name="T8_206"><text:s/></text:span><text:span text:style-name="T8_207">głębi</text:span><text:span text:style-name="T8_208">,<text:s/></text:span><text:span text:style-name="T8_209">a</text:span><text:span text:style-name="T8_210"><text:s/></text:span><text:span text:style-name="T8_211">jeśli</text:span><text:span text:style-name="T8_212"><text:s/></text:span><text:span text:style-name="T8_213">chodzi</text:span><text:span text:style-name="T8_214"><text:s/></text:span><text:span text:style-name="T8_215">o</text:span><text:span text:style-name="T8_216"><text:s/></text:span><text:span text:style-name="T8_217">Pinkie</text:span><text:span text:style-name="T8_218"><text:s/></text:span><text:span text:style-name="T8_219">Pie</text:span><text:span text:style-name="T8_220"><text:s/></text:span><text:span text:style-name="T8_221">i</text:span><text:span text:style-name="T8_222"><text:s/></text:span><text:span text:style-name="T8_223">Fluttershy</text:span><text:span text:style-name="T8_224">,<text:s/></text:span><text:span text:style-name="T8_225">to</text:span><text:span text:style-name="T8_226"><text:s/></text:span><text:span text:style-name="T8_227">w</text:span><text:span text:style-name="T8_228"><text:s/></text:span><text:span text:style-name="T8_229">zasadzie</text:span><text:span text:style-name="T8_230"><text:s/></text:span><text:span text:style-name="T8_231">są</text:span><text:span text:style-name="T8_232"><text:s/></text:span><text:span text:style-name="T8_233">karykaturami</text:span><text:span text:style-name="T8_234"><text:s/></text:span><text:span text:style-name="T8_235">samych</text:span><text:span text:style-name="T8_236"><text:s/></text:span><text:span text:style-name="T8_237">siebie</text:span><text:span text:style-name="T8_238">.</text:span></text:p>
      <text:p text:style-name="P9"/>
      <text:p text:style-name="P10"><text:span text:style-name="T10_1">Fabuła</text:span><text:span text:style-name="T10_2"><text:s/></text:span><text:span text:style-name="T10_3">jest</text:span><text:span text:style-name="T10_4"><text:s/></text:span><text:span text:style-name="T10_5">skonstruowana</text:span><text:span text:style-name="T10_6"><text:s/></text:span><text:span text:style-name="T10_7">poprawnie</text:span><text:span text:style-name="T10_8">,<text:s/></text:span><text:span text:style-name="T10_9">ale</text:span><text:span text:style-name="T10_10"><text:s/></text:span><text:span text:style-name="T10_11">nie</text:span><text:span text:style-name="T10_12"><text:s/></text:span><text:span text:style-name="T10_13">uświadczymy</text:span><text:span text:style-name="T10_14"><text:s/></text:span><text:span text:style-name="T10_15">w</text:span><text:span text:style-name="T10_16"><text:s/></text:span><text:span text:style-name="T10_17">niej</text:span><text:span text:style-name="T10_18"><text:s/></text:span><text:span text:style-name="T10_19">niespodziewanych</text:span><text:span text:style-name="T10_20"><text:s/></text:span><text:span text:style-name="T10_21">zwrotów</text:span><text:span text:style-name="T10_22"><text:s/></text:span><text:span text:style-name="T10_23">akcji</text:span><text:span text:style-name="T10_24">.<text:s/></text:span><text:span text:style-name="T10_25">Mamy</text:span><text:span text:style-name="T10_26"><text:s/></text:span><text:span text:style-name="T10_27">wprowadzenie</text:span><text:span text:style-name="T10_28">,<text:s/></text:span><text:span text:style-name="T10_29">podczas</text:span><text:span text:style-name="T10_30"><text:s/></text:span><text:span text:style-name="T10_31">którego</text:span><text:span text:style-name="T10_32"><text:s/></text:span><text:span text:style-name="T10_33">przedstawiony</text:span><text:span text:style-name="T10_34"><text:s/></text:span><text:span text:style-name="T10_35">jest</text:span><text:span text:style-name="T10_36"><text:s/></text:span><text:span text:style-name="T10_37">główny</text:span><text:span text:style-name="T10_38"><text:s/></text:span><text:span text:style-name="T10_39">bohater</text:span><text:span text:style-name="T10_40">,<text:s/></text:span><text:span text:style-name="T10_41">a</text:span><text:span text:style-name="T10_42"><text:s/></text:span><text:span text:style-name="T10_43">każdy</text:span><text:span text:style-name="T10_44"><text:s/></text:span><text:span text:style-name="T10_45">kolejny</text:span><text:span text:style-name="T10_46"><text:s/></text:span><text:span text:style-name="T10_47">rozdział</text:span><text:span text:style-name="T10_48"><text:s/></text:span><text:span text:style-name="T10_49">przybliża</text:span><text:span text:style-name="T10_50"><text:s/></text:span><text:span text:style-name="T10_51">akcję</text:span><text:span text:style-name="T10_52"><text:s/></text:span><text:span text:style-name="T10_53">do</text:span><text:span text:style-name="T10_54"><text:s/></text:span><text:span text:style-name="T10_55">przewidywalnego</text:span><text:span text:style-name="T10_56"><text:s/></text:span><text:span text:style-name="T10_57">zakończenia</text:span><text:span text:style-name="T10_58">,<text:s/></text:span><text:span text:style-name="T10_59">które</text:span><text:span text:style-name="T10_60"><text:s/></text:span><text:span text:style-name="T10_61">jednak</text:span><text:span text:style-name="T10_62"><text:s/></text:span><text:span text:style-name="T10_63">samo</text:span><text:span text:style-name="T10_64"><text:s/></text:span><text:span text:style-name="T10_65">w</text:span><text:span text:style-name="T10_66"><text:s/></text:span><text:span text:style-name="T10_67">sobie</text:span><text:span text:style-name="T10_68"><text:s/></text:span><text:span text:style-name="T10_69">jest</text:span><text:span text:style-name="T10_70"><text:s/></text:span><text:span text:style-name="T10_71">satysfakcjonujące</text:span><text:span text:style-name="T10_72">.<text:s/></text:span><text:span text:style-name="T10_73">Protagonista</text:span><text:span text:style-name="T10_74"><text:s/></text:span><text:span text:style-name="T10_75">przeżywa</text:span><text:span text:style-name="T10_76"><text:s/></text:span><text:span text:style-name="T10_77">oświecenie</text:span><text:span text:style-name="T10_78"><text:s/></text:span><text:span text:style-name="T10_79">i</text:span><text:span text:style-name="T10_80"><text:s/></text:span><text:span text:style-name="T10_81">przemianę</text:span><text:span text:style-name="T10_82">,<text:s/></text:span><text:span text:style-name="T10_83">dzięki</text:span><text:span text:style-name="T10_84"><text:s/></text:span><text:span text:style-name="T10_85">czemu</text:span><text:span text:style-name="T10_86"><text:s/></text:span><text:span text:style-name="T10_87">opowiadanie</text:span><text:span text:style-name="T10_88"><text:s/></text:span><text:span text:style-name="T10_89">jest</text:span><text:span text:style-name="T10_90"><text:s/></text:span><text:span text:style-name="T10_91">kompletne</text:span><text:span text:style-name="T10_92">,<text:s/></text:span><text:span text:style-name="T10_93">a</text:span><text:span text:style-name="T10_94"><text:s/></text:span><text:span text:style-name="T10_95">czytelnik</text:span><text:span text:style-name="T10_96"><text:s/></text:span><text:span text:style-name="T10_97">nie</text:span><text:span text:style-name="T10_98"><text:s/></text:span><text:span text:style-name="T10_99">zostaje</text:span><text:span text:style-name="T10_100"><text:s/></text:span><text:span text:style-name="T10_101">pozostawiony</text:span><text:span text:style-name="T10_102"><text:s/></text:span><text:span text:style-name="T10_103">z</text:span><text:span text:style-name="T10_104"><text:s/></text:span><text:span text:style-name="T10_105">uczuciem</text:span><text:span text:style-name="T10_106"><text:s/></text:span><text:span text:style-name="T10_107">niedosytu</text:span><text:span text:style-name="T10_108">.<text:s/></text:span><text:span text:style-name="T10_109">Całość</text:span><text:span text:style-name="T10_110"><text:s/></text:span><text:span text:style-name="T10_111">czyta</text:span><text:span text:style-name="T10_112"><text:s/></text:span><text:span text:style-name="T10_113">się</text:span><text:span text:style-name="T10_114"><text:s/></text:span><text:span text:style-name="T10_115">przyjemnie</text:span><text:span text:style-name="T10_116">,<text:s/></text:span><text:span text:style-name="T10_117">chociaż</text:span><text:span text:style-name="T10_118"><text:s/></text:span><text:span text:style-name="T10_119">nie</text:span><text:span text:style-name="T10_120"><text:s/></text:span><text:span text:style-name="T10_121">uświadczymy</text:span><text:span text:style-name="T10_122"><text:s/></text:span><text:span text:style-name="T10_123">w</text:span><text:span text:style-name="T10_124"><text:s/>„</text:span><text:span text:style-name="T10_125">Thrown</text:span><text:span text:style-name="T10_126"><text:s/></text:span><text:span text:style-name="T10_127">Abroad</text:span><text:span text:style-name="T10_128">”<text:s/></text:span><text:span text:style-name="T10_129">niezwykle</text:span><text:span text:style-name="T10_130"><text:s/></text:span><text:span text:style-name="T10_131">błyskotliwych</text:span><text:span text:style-name="T10_132"><text:s/></text:span><text:span text:style-name="T10_133">dialogów</text:span><text:span text:style-name="T10_134">,<text:s/></text:span><text:span text:style-name="T10_135">a</text:span><text:span text:style-name="T10_136"><text:s/></text:span><text:span text:style-name="T10_137">humor</text:span><text:span text:style-name="T10_138"><text:s/></text:span><text:span text:style-name="T10_139">jest</text:span><text:span text:style-name="T10_140"><text:s/></text:span><text:span text:style-name="T10_141">czasami</text:span><text:span text:style-name="T10_142"><text:s/></text:span><text:span text:style-name="T10_143">naciągany</text:span><text:span text:style-name="T10_144"><text:s/></text:span><text:span text:style-name="T10_145">i</text:span><text:span text:style-name="T10_146"><text:s/></text:span><text:span text:style-name="T10_147">w</text:span><text:span text:style-name="T10_148"><text:s/></text:span><text:span text:style-name="T10_149">pewnej</text:span><text:span text:style-name="T10_150"><text:s/></text:span><text:span text:style-name="T10_151">części</text:span><text:span text:style-name="T10_152"><text:s/></text:span><text:span text:style-name="T10_153">opiera</text:span><text:span text:style-name="T10_154"><text:s/></text:span><text:span text:style-name="T10_155">się</text:span><text:span text:style-name="T10_156"><text:s/></text:span><text:span text:style-name="T10_157">na</text:span><text:span text:style-name="T10_158"><text:s/></text:span><text:span text:style-name="T10_159">zrzucaniu</text:span><text:span text:style-name="T10_160"><text:s/></text:span><text:span text:style-name="T10_161">ciężkich</text:span><text:span text:style-name="T10_162"><text:s/></text:span><text:span text:style-name="T10_163">przedmiotów</text:span><text:span text:style-name="T10_164"><text:s/></text:span><text:span text:style-name="T10_165">na</text:span><text:span text:style-name="T10_166"><text:s/></text:span><text:span text:style-name="T10_167">głowę</text:span><text:span text:style-name="T10_168"><text:s/></text:span><text:span text:style-name="T10_169">głównego</text:span><text:span text:style-name="T10_170"><text:s/></text:span><text:span text:style-name="T10_171">bohatera</text:span><text:span text:style-name="T10_172">.<text:s/></text:span><text:span text:style-name="T10_173">Na</text:span><text:span text:style-name="T10_174"><text:s/></text:span><text:span text:style-name="T10_175">szczęście</text:span><text:span text:style-name="T10_176"><text:s/></text:span><text:span text:style-name="T10_177">autorowi</text:span><text:span text:style-name="T10_178"><text:s/></text:span><text:span text:style-name="T10_179">udało</text:span><text:span text:style-name="T10_180"><text:s/></text:span><text:span text:style-name="T10_181">się</text:span><text:span text:style-name="T10_182"><text:s/></text:span><text:span text:style-name="T10_183">uniknąć</text:span><text:span text:style-name="T10_184"><text:s/></text:span><text:span text:style-name="T10_185">lania</text:span><text:span text:style-name="T10_186"><text:s/></text:span><text:span text:style-name="T10_187">wody</text:span><text:span text:style-name="T10_188">,<text:s/></text:span><text:span text:style-name="T10_189">zaś</text:span><text:span text:style-name="T10_190"><text:s/></text:span><text:span text:style-name="T10_191">akcja</text:span><text:span text:style-name="T10_192"><text:s/></text:span><text:span text:style-name="T10_193">jest</text:span><text:span text:style-name="T10_194"><text:s/></text:span><text:span text:style-name="T10_195">wartka</text:span><text:span text:style-name="T10_196">.<text:s/></text:span></text:p>
      <text:p text:style-name="P11"/>
      <text:p text:style-name="P12"><text:span text:style-name="T12_1">O</text:span><text:span text:style-name="T12_2"><text:s/></text:span><text:span text:style-name="T12_3">opisach</text:span><text:span text:style-name="T12_4"><text:s/></text:span><text:span text:style-name="T12_5">można</text:span><text:span text:style-name="T12_6"><text:s/></text:span><text:span text:style-name="T12_7">powiedzieć</text:span><text:span text:style-name="T12_8"><text:s/></text:span><text:span text:style-name="T12_9">tylko</text:span><text:span text:style-name="T12_10"><text:s/></text:span><text:span text:style-name="T12_11">tyle</text:span><text:span text:style-name="T12_12">,<text:s/></text:span><text:span text:style-name="T12_13">że</text:span><text:span text:style-name="T12_14"><text:s/></text:span><text:span text:style-name="T12_15">są</text:span><text:span text:style-name="T12_16">.<text:s/></text:span><text:span text:style-name="T12_17">Akcja</text:span><text:span text:style-name="T12_18"><text:s/></text:span><text:span text:style-name="T12_19">toczy</text:span><text:span text:style-name="T12_20"><text:s/></text:span><text:span text:style-name="T12_21">się</text:span><text:span text:style-name="T12_22"><text:s/></text:span><text:span text:style-name="T12_23">w</text:span><text:span text:style-name="T12_24"><text:s/></text:span><text:span text:style-name="T12_25">lokacjach</text:span><text:span text:style-name="T12_26"><text:s/></text:span><text:span text:style-name="T12_27">znanych</text:span><text:span text:style-name="T12_28"><text:s/></text:span><text:span text:style-name="T12_29">z</text:span><text:span text:style-name="T12_30"><text:s/></text:span><text:span text:style-name="T12_31">serialu</text:span><text:span text:style-name="T12_32"><text:s/></text:span><text:span text:style-name="T12_33">i</text:span><text:span text:style-name="T12_34"><text:s/></text:span><text:span text:style-name="T12_35">autor</text:span><text:span text:style-name="T12_36"><text:s/></text:span><text:span text:style-name="T12_37">najwyraźniej</text:span><text:span text:style-name="T12_38"><text:s/></text:span><text:span text:style-name="T12_39">przyjął</text:span><text:span text:style-name="T12_40"><text:s/></text:span><text:span text:style-name="T12_41">założenie</text:span><text:span text:style-name="T12_42">,<text:s/></text:span><text:span text:style-name="T12_43">że</text:span><text:span text:style-name="T12_44"><text:s/></text:span><text:span text:style-name="T12_45">czytelnicy</text:span><text:span text:style-name="T12_46"><text:s/></text:span><text:span text:style-name="T12_47">i</text:span><text:span text:style-name="T12_48"><text:s/></text:span><text:span text:style-name="T12_49">tak</text:span><text:span text:style-name="T12_50"><text:s/></text:span><text:span text:style-name="T12_51">wiedzą</text:span><text:span text:style-name="T12_52">,<text:s/></text:span><text:span text:style-name="T12_53">jak</text:span><text:span text:style-name="T12_54"><text:s/></text:span><text:span text:style-name="T12_55">to</text:span><text:span text:style-name="T12_56"><text:s/></text:span><text:span text:style-name="T12_57">wszystko</text:span><text:span text:style-name="T12_58"><text:s/></text:span><text:span text:style-name="T12_59">wygląda</text:span><text:span text:style-name="T12_60">.<text:s/></text:span><text:span text:style-name="T12_61">Ciężar</text:span><text:span text:style-name="T12_62"><text:s/></text:span><text:span text:style-name="T12_63">budowania</text:span><text:span text:style-name="T12_64"><text:s/></text:span><text:span text:style-name="T12_65">klimatu</text:span><text:span text:style-name="T12_66"><text:s/></text:span><text:span text:style-name="T12_67">niemal</text:span><text:span text:style-name="T12_68"><text:s/></text:span><text:span text:style-name="T12_69">w</text:span><text:span text:style-name="T12_70"><text:s/></text:span><text:span text:style-name="T12_71">całości</text:span><text:span text:style-name="T12_72"><text:s/></text:span><text:span text:style-name="T12_73">przejmują</text:span><text:span text:style-name="T12_74"><text:s/></text:span><text:span text:style-name="T12_75">na</text:span><text:span text:style-name="T12_76"><text:s/></text:span><text:span text:style-name="T12_77">siebie</text:span><text:span text:style-name="T12_78"><text:s/></text:span><text:span text:style-name="T12_79">wewnętrzne</text:span><text:span text:style-name="T12_80"><text:s/></text:span><text:span text:style-name="T12_81">monologi</text:span><text:span text:style-name="T12_82"><text:s/></text:span><text:span text:style-name="T12_83">protagonisty</text:span><text:span text:style-name="T12_84"><text:s/></text:span><text:span text:style-name="T12_85">i</text:span><text:span text:style-name="T12_86"><text:s/></text:span><text:span text:style-name="T12_87">trzeba</text:span><text:span text:style-name="T12_88"><text:s/></text:span><text:span text:style-name="T12_89">przyznać</text:span><text:span text:style-name="T12_90">,<text:s/></text:span><text:span text:style-name="T12_91">że</text:span><text:span text:style-name="T12_92"><text:s/></text:span><text:span text:style-name="T12_93">wypadają</text:span><text:span text:style-name="T12_94"><text:s/></text:span><text:span text:style-name="T12_95">one</text:span><text:span text:style-name="T12_96"><text:s/></text:span><text:span text:style-name="T12_97">nieźle</text:span><text:span text:style-name="T12_98">.<text:s/></text:span><text:span text:style-name="T12_99">Przemyślenia</text:span><text:span text:style-name="T12_100"><text:s/></text:span><text:span text:style-name="T12_101">podmieńca</text:span><text:span text:style-name="T12_102"><text:s/></text:span><text:span text:style-name="T12_103">na</text:span><text:span text:style-name="T12_104"><text:s/></text:span><text:span text:style-name="T12_105">temat</text:span><text:span text:style-name="T12_106"><text:s/></text:span><text:span text:style-name="T12_107">zwyczajów</text:span><text:span text:style-name="T12_108"><text:s/></text:span><text:span text:style-name="T12_109">i</text:span><text:span text:style-name="T12_110"><text:s/></text:span><text:span text:style-name="T12_111">zachowań</text:span><text:span text:style-name="T12_112"><text:s/></text:span><text:span text:style-name="T12_113">kucyków</text:span><text:span text:style-name="T12_114"><text:s/></text:span><text:span text:style-name="T12_115">oraz</text:span><text:span text:style-name="T12_116"><text:s/></text:span><text:span text:style-name="T12_117">kontrast</text:span><text:span text:style-name="T12_118"><text:s/></text:span><text:span text:style-name="T12_119">pomiędzy</text:span><text:span text:style-name="T12_120"><text:s/></text:span><text:span text:style-name="T12_121">tym</text:span><text:span text:style-name="T12_122">,<text:s/></text:span><text:span text:style-name="T12_123">co</text:span><text:span text:style-name="T12_124"><text:s/></text:span><text:span text:style-name="T12_125">zmiennokształtni</text:span><text:span text:style-name="T12_126"><text:s/></text:span><text:span text:style-name="T12_127">o</text:span><text:span text:style-name="T12_128"><text:s/></text:span><text:span text:style-name="T12_129">kucykach</text:span><text:span text:style-name="T12_130"><text:s/></text:span><text:span text:style-name="T12_131">wiedzą</text:span><text:span text:style-name="T12_132"><text:s/></text:span><text:span text:style-name="T12_133">i</text:span><text:span text:style-name="T12_134"><text:s/></text:span><text:span text:style-name="T12_135">jak</text:span><text:span text:style-name="T12_136"><text:s/></text:span><text:span text:style-name="T12_137">sobie</text:span><text:span text:style-name="T12_138"><text:s/></text:span><text:span text:style-name="T12_139">je</text:span><text:span text:style-name="T12_140"><text:s/></text:span><text:span text:style-name="T12_141">wyobrażają</text:span><text:span text:style-name="T12_142"><text:s/></text:span><text:span text:style-name="T12_143">a</text:span><text:span text:style-name="T12_144"><text:s/></text:span><text:span text:style-name="T12_145">zastaną</text:span><text:span text:style-name="T12_146"><text:s/></text:span><text:span text:style-name="T12_147">rzeczywistością</text:span><text:span text:style-name="T12_148"><text:s/>–<text:s/></text:span><text:span text:style-name="T12_149">to</text:span><text:span text:style-name="T12_150"><text:s/></text:span><text:span text:style-name="T12_151">wszystko</text:span><text:span text:style-name="T12_152"><text:s/></text:span><text:span text:style-name="T12_153">wypada</text:span><text:span text:style-name="T12_154"><text:s/></text:span><text:span text:style-name="T12_155">naprawdę</text:span><text:span text:style-name="T12_156"><text:s/></text:span><text:span text:style-name="T12_157">zabawnie</text:span><text:span text:style-name="T12_158">.<text:s/></text:span><text:span text:style-name="T12_159">Ogólnie</text:span><text:span text:style-name="T12_160">,<text:s/></text:span><text:span text:style-name="T12_161">całość</text:span><text:span text:style-name="T12_162"><text:s/></text:span><text:span text:style-name="T12_163">jest</text:span><text:span text:style-name="T12_164"><text:s/></text:span><text:span text:style-name="T12_165">lekka</text:span><text:span text:style-name="T12_166"><text:s/></text:span><text:span text:style-name="T12_167">i</text:span><text:span text:style-name="T12_168"><text:s/></text:span><text:span text:style-name="T12_169">przyjemna</text:span><text:span text:style-name="T12_170">,<text:s/></text:span><text:span text:style-name="T12_171">a</text:span><text:span text:style-name="T12_172"><text:s/></text:span><text:span text:style-name="T12_173">klimat</text:span><text:span text:style-name="T12_174"><text:s/></text:span><text:span text:style-name="T12_175">jest</text:span><text:span text:style-name="T12_176"><text:s/></text:span><text:span text:style-name="T12_177">mocno</text:span><text:span text:style-name="T12_178"><text:s/></text:span><text:span text:style-name="T12_179">serialowy</text:span><text:span text:style-name="T12_180">.</text:span></text:p>
      <text:p text:style-name="P13"/>
      <text:p text:style-name="P14"><text:span text:style-name="T14_1">Nie</text:span><text:span text:style-name="T14_2"><text:s/></text:span><text:span text:style-name="T14_3">jest</text:span><text:span text:style-name="T14_4"><text:s/></text:span><text:span text:style-name="T14_5">to</text:span><text:span text:style-name="T14_6"><text:s/></text:span><text:span text:style-name="T14_7">na</text:span><text:span text:style-name="T14_8"><text:s/></text:span><text:span text:style-name="T14_9">pewno</text:span><text:span text:style-name="T14_10"><text:s/></text:span><text:span text:style-name="T14_11">najwybitniejszy</text:span><text:span text:style-name="T14_12"><text:s/></text:span><text:span text:style-name="T14_13">fanfik</text:span><text:span text:style-name="T14_14"><text:s/></text:span><text:span text:style-name="T14_15">na</text:span><text:span text:style-name="T14_16"><text:s/></text:span><text:span text:style-name="T14_17">świecie</text:span><text:span text:style-name="T14_18">,<text:s/></text:span><text:span text:style-name="T14_19">ale</text:span><text:span text:style-name="T14_20"><text:s/></text:span><text:span text:style-name="T14_21">mogę</text:span><text:span text:style-name="T14_22"><text:s/></text:span><text:span text:style-name="T14_23">go</text:span><text:span text:style-name="T14_24"><text:s/></text:span><text:span text:style-name="T14_25">z</text:span><text:span text:style-name="T14_26"><text:s/></text:span><text:span text:style-name="T14_27">czystym</text:span><text:span text:style-name="T14_28"><text:s/></text:span><text:span text:style-name="T14_29">sumieniem</text:span><text:span text:style-name="T14_30"><text:s/></text:span><text:span text:style-name="T14_31">polecić</text:span><text:span text:style-name="T14_32"><text:s/></text:span><text:span text:style-name="T14_33">jako</text:span><text:span text:style-name="T14_34"><text:s/></text:span><text:span text:style-name="T14_35">coś</text:span><text:span text:style-name="T14_36"><text:s/></text:span><text:span text:style-name="T14_37">niezobowiązującego</text:span><text:span text:style-name="T14_38">,<text:s/></text:span><text:span text:style-name="T14_39">do</text:span><text:span text:style-name="T14_40"><text:s/></text:span><text:span text:style-name="T14_41">zabicia</text:span><text:span text:style-name="T14_42"><text:s/></text:span><text:span text:style-name="T14_43">czasu</text:span><text:span text:style-name="T14_44"><text:s/></text:span><text:span text:style-name="T14_45">w</text:span><text:span text:style-name="T14_46"><text:s/></text:span><text:span text:style-name="T14_47">komunikacji</text:span><text:span text:style-name="T14_48"><text:s/></text:span><text:span text:style-name="T14_49">miejskiej</text:span><text:span text:style-name="T14_50"><text:s/></text:span><text:span text:style-name="T14_51">czy</text:span><text:span text:style-name="T14_52"><text:s/></text:span><text:span text:style-name="T14_53">na</text:span><text:span text:style-name="T14_54"><text:s/></text:span><text:span text:style-name="T14_55">nudnym</text:span><text:span text:style-name="T14_56"><text:s/></text:span><text:span text:style-name="T14_57">wykładzie</text:span><text:span text:style-name="T14_58">.<text:s/></text:span><text:span text:style-name="T14_59">Jeśli</text:span><text:span text:style-name="T14_60"><text:s/></text:span><text:span text:style-name="T14_61">ktoś</text:span><text:span text:style-name="T14_62"><text:s/></text:span><text:span text:style-name="T14_63">lubi</text:span><text:span text:style-name="T14_64"><text:s/></text:span><text:span text:style-name="T14_65">Slice</text:span><text:span text:style-name="T14_66"><text:s/></text:span><text:span text:style-name="T14_67">of</text:span><text:span text:style-name="T14_68"><text:s/></text:span><text:span text:style-name="T14_69">Life</text:span><text:span text:style-name="T14_70"><text:s/></text:span><text:span text:style-name="T14_71">i</text:span><text:span text:style-name="T14_72"><text:s/></text:span><text:span text:style-name="T14_73">podmieńce</text:span><text:span text:style-name="T14_74">,<text:s/></text:span><text:span text:style-name="T14_75">to</text:span><text:span text:style-name="T14_76"><text:s/></text:span><text:span text:style-name="T14_77">raczej</text:span><text:span text:style-name="T14_78"><text:s/></text:span><text:span text:style-name="T14_79">nie</text:span><text:span text:style-name="T14_80"><text:s/></text:span><text:span text:style-name="T14_81">będzie</text:span><text:span text:style-name="T14_82"><text:s/></text:span><text:span text:style-name="T14_83">zawiedziony</text:span><text:span text:style-name="T14_84">.</text:span></text:p>
      <text:p text:style-name="P15"><text:span text:style-name="T15_1">Grafiki</text:span><text:span text:style-name="T15_2">:</text:span></text:p>
      <text:p text:style-name="P16"><text:span text:style-name="T16_1">główna</text:span><text:span text:style-name="T16_2"><text:s/></text:span><text:span text:style-name="T16_3">grafika</text:span><text:span text:style-name="T16_4">:</text:span></text:p>
      <text:p text:style-name="P17"><text:span text:style-name="T17_1"><text:a xlink:type="simple" xlink:href="http://img4.wikia.nocookie.net/__cb20150614004338/mlp/images/6/60/Changeling_at_the_Ponyville_wedding_S5E9.png"><text:span text:style-name="T17_2">http</text:span></text:a></text:span><text:span text:style-name="T17_3"><text:a xlink:type="simple" xlink:href="http://img4.wikia.nocookie.net/__cb20150614004338/mlp/images/6/60/Changeling_at_the_Ponyville_wedding_S5E9.png"><text:span text:style-name="T17_4">://</text:span></text:a></text:span><text:span text:style-name="T17_5"><text:a xlink:type="simple" xlink:href="http://img4.wikia.nocookie.net/__cb20150614004338/mlp/images/6/60/Changeling_at_the_Ponyville_wedding_S5E9.png"><text:span text:style-name="T17_6">img</text:span></text:a></text:span><text:span text:style-name="T17_7"><text:a xlink:type="simple" xlink:href="http://img4.wikia.nocookie.net/__cb20150614004338/mlp/images/6/60/Changeling_at_the_Ponyville_wedding_S5E9.png"><text:span text:style-name="T17_8">4.</text:span></text:a></text:span><text:span text:style-name="T17_9"><text:a xlink:type="simple" xlink:href="http://img4.wikia.nocookie.net/__cb20150614004338/mlp/images/6/60/Changeling_at_the_Ponyville_wedding_S5E9.png"><text:span text:style-name="T17_10">wikia</text:span></text:a></text:span><text:span text:style-name="T17_11"><text:a xlink:type="simple" xlink:href="http://img4.wikia.nocookie.net/__cb20150614004338/mlp/images/6/60/Changeling_at_the_Ponyville_wedding_S5E9.png"><text:span text:style-name="T17_12">.</text:span></text:a></text:span><text:span text:style-name="T17_13"><text:a xlink:type="simple" xlink:href="http://img4.wikia.nocookie.net/__cb20150614004338/mlp/images/6/60/Changeling_at_the_Ponyville_wedding_S5E9.png"><text:span text:style-name="T17_14">nocookie</text:span></text:a></text:span><text:span text:style-name="T17_15"><text:a xlink:type="simple" xlink:href="http://img4.wikia.nocookie.net/__cb20150614004338/mlp/images/6/60/Changeling_at_the_Ponyville_wedding_S5E9.png"><text:span text:style-name="T17_16">.</text:span></text:a></text:span><text:span text:style-name="T17_17"><text:a xlink:type="simple" xlink:href="http://img4.wikia.nocookie.net/__cb20150614004338/mlp/images/6/60/Changeling_at_the_Ponyville_wedding_S5E9.png"><text:span text:style-name="T17_18">net</text:span></text:a></text:span><text:span text:style-name="T17_19"><text:a xlink:type="simple" xlink:href="http://img4.wikia.nocookie.net/__cb20150614004338/mlp/images/6/60/Changeling_at_the_Ponyville_wedding_S5E9.png"><text:span text:style-name="T17_20">/__</text:span></text:a></text:span><text:span text:style-name="T17_21"><text:a xlink:type="simple" xlink:href="http://img4.wikia.nocookie.net/__cb20150614004338/mlp/images/6/60/Changeling_at_the_Ponyville_wedding_S5E9.png"><text:span text:style-name="T17_22">cb</text:span></text:a></text:span><text:span text:style-name="T17_23"><text:a xlink:type="simple" xlink:href="http://img4.wikia.nocookie.net/__cb20150614004338/mlp/images/6/60/Changeling_at_the_Ponyville_wedding_S5E9.png"><text:span text:style-name="T17_24">20150614004338/</text:span></text:a></text:span><text:span text:style-name="T17_25"><text:a xlink:type="simple" xlink:href="http://img4.wikia.nocookie.net/__cb20150614004338/mlp/images/6/60/Changeling_at_the_Ponyville_wedding_S5E9.png"><text:span text:style-name="T17_26">mlp</text:span></text:a></text:span><text:span text:style-name="T17_27"><text:a xlink:type="simple" xlink:href="http://img4.wikia.nocookie.net/__cb20150614004338/mlp/images/6/60/Changeling_at_the_Ponyville_wedding_S5E9.png"><text:span text:style-name="T17_28">/</text:span></text:a></text:span><text:span text:style-name="T17_29"><text:a xlink:type="simple" xlink:href="http://img4.wikia.nocookie.net/__cb20150614004338/mlp/images/6/60/Changeling_at_the_Ponyville_wedding_S5E9.png"><text:span text:style-name="T17_30">images</text:span></text:a></text:span><text:span text:style-name="T17_31"><text:a xlink:type="simple" xlink:href="http://img4.wikia.nocookie.net/__cb20150614004338/mlp/images/6/60/Changeling_at_the_Ponyville_wedding_S5E9.png"><text:span text:style-name="T17_32">/6/60/</text:span></text:a></text:span><text:span text:style-name="T17_33"><text:a xlink:type="simple" xlink:href="http://img4.wikia.nocookie.net/__cb20150614004338/mlp/images/6/60/Changeling_at_the_Ponyville_wedding_S5E9.png"><text:span text:style-name="T17_34">Changeling</text:span></text:a></text:span><text:span text:style-name="T17_35"><text:a xlink:type="simple" xlink:href="http://img4.wikia.nocookie.net/__cb20150614004338/mlp/images/6/60/Changeling_at_the_Ponyville_wedding_S5E9.png"><text:span text:style-name="T17_36">_</text:span></text:a></text:span><text:span text:style-name="T17_37"><text:a xlink:type="simple" xlink:href="http://img4.wikia.nocookie.net/__cb20150614004338/mlp/images/6/60/Changeling_at_the_Ponyville_wedding_S5E9.png"><text:span text:style-name="T17_38">at</text:span></text:a></text:span><text:span text:style-name="T17_39"><text:a xlink:type="simple" xlink:href="http://img4.wikia.nocookie.net/__cb20150614004338/mlp/images/6/60/Changeling_at_the_Ponyville_wedding_S5E9.png"><text:span text:style-name="T17_40">_</text:span></text:a></text:span><text:span text:style-name="T17_41"><text:a xlink:type="simple" xlink:href="http://img4.wikia.nocookie.net/__cb20150614004338/mlp/images/6/60/Changeling_at_the_Ponyville_wedding_S5E9.png"><text:span text:style-name="T17_42">the</text:span></text:a></text:span><text:span text:style-name="T17_43"><text:a xlink:type="simple" xlink:href="http://img4.wikia.nocookie.net/__cb20150614004338/mlp/images/6/60/Changeling_at_the_Ponyville_wedding_S5E9.png"><text:span text:style-name="T17_44">_</text:span></text:a></text:span><text:span text:style-name="T17_45"><text:a xlink:type="simple" xlink:href="http://img4.wikia.nocookie.net/__cb20150614004338/mlp/images/6/60/Changeling_at_the_Ponyville_wedding_S5E9.png"><text:span text:style-name="T17_46">Ponyville</text:span></text:a></text:span><text:span text:style-name="T17_47"><text:a xlink:type="simple" xlink:href="http://img4.wikia.nocookie.net/__cb20150614004338/mlp/images/6/60/Changeling_at_the_Ponyville_wedding_S5E9.png"><text:span text:style-name="T17_48">_</text:span></text:a></text:span><text:span text:style-name="T17_49"><text:a xlink:type="simple" xlink:href="http://img4.wikia.nocookie.net/__cb20150614004338/mlp/images/6/60/Changeling_at_the_Ponyville_wedding_S5E9.png"><text:span text:style-name="T17_50">wedding</text:span></text:a></text:span><text:span text:style-name="T17_51"><text:a xlink:type="simple" xlink:href="http://img4.wikia.nocookie.net/__cb20150614004338/mlp/images/6/60/Changeling_at_the_Ponyville_wedding_S5E9.png"><text:span text:style-name="T17_52">_</text:span></text:a></text:span><text:span text:style-name="T17_53"><text:a xlink:type="simple" xlink:href="http://img4.wikia.nocookie.net/__cb20150614004338/mlp/images/6/60/Changeling_at_the_Ponyville_wedding_S5E9.png"><text:span text:style-name="T17_54">S</text:span></text:a></text:span><text:span text:style-name="T17_55"><text:a xlink:type="simple" xlink:href="http://img4.wikia.nocookie.net/__cb20150614004338/mlp/images/6/60/Changeling_at_the_Ponyville_wedding_S5E9.png"><text:span text:style-name="T17_56">5</text:span></text:a></text:span><text:span text:style-name="T17_57"><text:a xlink:type="simple" xlink:href="http://img4.wikia.nocookie.net/__cb20150614004338/mlp/images/6/60/Changeling_at_the_Ponyville_wedding_S5E9.png"><text:span text:style-name="T17_58">E</text:span></text:a></text:span><text:span text:style-name="T17_59"><text:a xlink:type="simple" xlink:href="http://img4.wikia.nocookie.net/__cb20150614004338/mlp/images/6/60/Changeling_at_the_Ponyville_wedding_S5E9.png"><text:span text:style-name="T17_60">9.</text:span></text:a></text:span><text:span text:style-name="T17_61"><text:a xlink:type="simple" xlink:href="http://img4.wikia.nocookie.net/__cb20150614004338/mlp/images/6/60/Changeling_at_the_Ponyville_wedding_S5E9.png"><text:span text:style-name="T17_62">png</text:span></text:a></text:span><text:span text:style-name="T17_63"><text:s/>(</text:span><text:span text:style-name="T17_64">źródło</text:span><text:span text:style-name="T17_65">:<text:s/></text:span><text:span text:style-name="T17_66">mlp</text:span><text:span text:style-name="T17_67">.</text:span><text:span text:style-name="T17_68">wikia</text:span><text:span text:style-name="T17_69">.</text:span><text:span text:style-name="T17_70">com</text:span><text:span text:style-name="T17_71">)</text:span></text:p>
      <text:p text:style-name="P18"/>
      <text:p text:style-name="P19"><text:span text:style-name="T19_1"><text:a xlink:type="simple" xlink:href="http://img10.deviantart.net/bbec/i/2014/226/8/e/changeling_artist_by_cannibalus-d7v62sg.jpg"><text:span text:style-name="T19_2">http</text:span></text:a></text:span><text:span text:style-name="T19_3"><text:a xlink:type="simple" xlink:href="http://img10.deviantart.net/bbec/i/2014/226/8/e/changeling_artist_by_cannibalus-d7v62sg.jpg"><text:span text:style-name="T19_4">://</text:span></text:a></text:span><text:span text:style-name="T19_5"><text:a xlink:type="simple" xlink:href="http://img10.deviantart.net/bbec/i/2014/226/8/e/changeling_artist_by_cannibalus-d7v62sg.jpg"><text:span text:style-name="T19_6">img</text:span></text:a></text:span><text:span text:style-name="T19_7"><text:a xlink:type="simple" xlink:href="http://img10.deviantart.net/bbec/i/2014/226/8/e/changeling_artist_by_cannibalus-d7v62sg.jpg"><text:span text:style-name="T19_8">10.</text:span></text:a></text:span><text:span text:style-name="T19_9"><text:a xlink:type="simple" xlink:href="http://img10.deviantart.net/bbec/i/2014/226/8/e/changeling_artist_by_cannibalus-d7v62sg.jpg"><text:span text:style-name="T19_10">deviantart</text:span></text:a></text:span><text:span text:style-name="T19_11"><text:a xlink:type="simple" xlink:href="http://img10.deviantart.net/bbec/i/2014/226/8/e/changeling_artist_by_cannibalus-d7v62sg.jpg"><text:span text:style-name="T19_12">.</text:span></text:a></text:span><text:span text:style-name="T19_13"><text:a xlink:type="simple" xlink:href="http://img10.deviantart.net/bbec/i/2014/226/8/e/changeling_artist_by_cannibalus-d7v62sg.jpg"><text:span text:style-name="T19_14">net</text:span></text:a></text:span><text:span text:style-name="T19_15"><text:a xlink:type="simple" xlink:href="http://img10.deviantart.net/bbec/i/2014/226/8/e/changeling_artist_by_cannibalus-d7v62sg.jpg"><text:span text:style-name="T19_16">/</text:span></text:a></text:span><text:span text:style-name="T19_17"><text:a xlink:type="simple" xlink:href="http://img10.deviantart.net/bbec/i/2014/226/8/e/changeling_artist_by_cannibalus-d7v62sg.jpg"><text:span text:style-name="T19_18">bbec</text:span></text:a></text:span><text:span text:style-name="T19_19"><text:a xlink:type="simple" xlink:href="http://img10.deviantart.net/bbec/i/2014/226/8/e/changeling_artist_by_cannibalus-d7v62sg.jpg"><text:span text:style-name="T19_20">/</text:span></text:a></text:span><text:span text:style-name="T19_21"><text:a xlink:type="simple" xlink:href="http://img10.deviantart.net/bbec/i/2014/226/8/e/changeling_artist_by_cannibalus-d7v62sg.jpg"><text:span text:style-name="T19_22">i</text:span></text:a></text:span><text:span text:style-name="T19_23"><text:a xlink:type="simple" xlink:href="http://img10.deviantart.net/bbec/i/2014/226/8/e/changeling_artist_by_cannibalus-d7v62sg.jpg"><text:span text:style-name="T19_24">/2014/226/8/</text:span></text:a></text:span><text:span text:style-name="T19_25"><text:a xlink:type="simple" xlink:href="http://img10.deviantart.net/bbec/i/2014/226/8/e/changeling_artist_by_cannibalus-d7v62sg.jpg"><text:span text:style-name="T19_26">e</text:span></text:a></text:span><text:span text:style-name="T19_27"><text:a xlink:type="simple" xlink:href="http://img10.deviantart.net/bbec/i/2014/226/8/e/changeling_artist_by_cannibalus-d7v62sg.jpg"><text:span text:style-name="T19_28">/</text:span></text:a></text:span><text:span text:style-name="T19_29"><text:a xlink:type="simple" xlink:href="http://img10.deviantart.net/bbec/i/2014/226/8/e/changeling_artist_by_cannibalus-d7v62sg.jpg"><text:span text:style-name="T19_30">changeling</text:span></text:a></text:span><text:span text:style-name="T19_31"><text:a xlink:type="simple" xlink:href="http://img10.deviantart.net/bbec/i/2014/226/8/e/changeling_artist_by_cannibalus-d7v62sg.jpg"><text:span text:style-name="T19_32">_</text:span></text:a></text:span><text:span text:style-name="T19_33"><text:a xlink:type="simple" xlink:href="http://img10.deviantart.net/bbec/i/2014/226/8/e/changeling_artist_by_cannibalus-d7v62sg.jpg"><text:span text:style-name="T19_34">artist</text:span></text:a></text:span><text:span text:style-name="T19_35"><text:a xlink:type="simple" xlink:href="http://img10.deviantart.net/bbec/i/2014/226/8/e/changeling_artist_by_cannibalus-d7v62sg.jpg"><text:span text:style-name="T19_36">_</text:span></text:a></text:span><text:span text:style-name="T19_37"><text:a xlink:type="simple" xlink:href="http://img10.deviantart.net/bbec/i/2014/226/8/e/changeling_artist_by_cannibalus-d7v62sg.jpg"><text:span text:style-name="T19_38">by</text:span></text:a></text:span><text:span text:style-name="T19_39"><text:a xlink:type="simple" xlink:href="http://img10.deviantart.net/bbec/i/2014/226/8/e/changeling_artist_by_cannibalus-d7v62sg.jpg"><text:span text:style-name="T19_40">_</text:span></text:a></text:span><text:span text:style-name="T19_41"><text:a xlink:type="simple" xlink:href="http://img10.deviantart.net/bbec/i/2014/226/8/e/changeling_artist_by_cannibalus-d7v62sg.jpg"><text:span text:style-name="T19_42">cannibalus</text:span></text:a></text:span><text:span text:style-name="T19_43"><text:a xlink:type="simple" xlink:href="http://img10.deviantart.net/bbec/i/2014/226/8/e/changeling_artist_by_cannibalus-d7v62sg.jpg"><text:span text:style-name="T19_44">-</text:span></text:a></text:span><text:span text:style-name="T19_45"><text:a xlink:type="simple" xlink:href="http://img10.deviantart.net/bbec/i/2014/226/8/e/changeling_artist_by_cannibalus-d7v62sg.jpg"><text:span text:style-name="T19_46">d</text:span></text:a></text:span><text:span text:style-name="T19_47"><text:a xlink:type="simple" xlink:href="http://img10.deviantart.net/bbec/i/2014/226/8/e/changeling_artist_by_cannibalus-d7v62sg.jpg"><text:span text:style-name="T19_48">7</text:span></text:a></text:span><text:span text:style-name="T19_49"><text:a xlink:type="simple" xlink:href="http://img10.deviantart.net/bbec/i/2014/226/8/e/changeling_artist_by_cannibalus-d7v62sg.jpg"><text:span text:style-name="T19_50">v</text:span></text:a></text:span><text:span text:style-name="T19_51"><text:a xlink:type="simple" xlink:href="http://img10.deviantart.net/bbec/i/2014/226/8/e/changeling_artist_by_cannibalus-d7v62sg.jpg"><text:span text:style-name="T19_52">62</text:span></text:a></text:span><text:span text:style-name="T19_53"><text:a xlink:type="simple" xlink:href="http://img10.deviantart.net/bbec/i/2014/226/8/e/changeling_artist_by_cannibalus-d7v62sg.jpg"><text:span text:style-name="T19_54">sg</text:span></text:a></text:span><text:span text:style-name="T19_55"><text:a xlink:type="simple" xlink:href="http://img10.deviantart.net/bbec/i/2014/226/8/e/changeling_artist_by_cannibalus-d7v62sg.jpg"><text:span text:style-name="T19_56">.</text:span></text:a></text:span><text:span text:style-name="T19_57"><text:a xlink:type="simple" xlink:href="http://img10.deviantart.net/bbec/i/2014/226/8/e/changeling_artist_by_cannibalus-d7v62sg.jpg"><text:span text:style-name="T19_58">jpg</text:span></text:a></text:span><text:span text:style-name="T19_59"><text:s/>(</text:span><text:span text:style-name="T19_60">źródło</text:span><text:span text:style-name="T19_61">:<text:s/></text:span><text:span text:style-name="T19_62">http</text:span><text:span text:style-name="T19_63">://</text:span><text:span text:style-name="T19_64">cannibalus</text:span><text:span text:style-name="T19_65">.</text:span><text:span text:style-name="T19_66">deviantart</text:span><text:span text:style-name="T19_67">.</text:span><text:span text:style-name="T19_68">com</text:span><text:span text:style-name="T19_69">/</text:span><text:span text:style-name="T19_70">art</text:span><text:span text:style-name="T19_71">/</text:span><text:span text:style-name="T19_72">Changeling</text:span><text:span text:style-name="T19_73">-</text:span><text:span text:style-name="T19_74">artist</text:span><text:span text:style-name="T19_75">-475614880)</text:span></text:p>
      <text:p text:style-name="P20"/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